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Arial" fo:font-size="10pt" fo:font-weight="bold" officeooo:rsid="0002c1b8" officeooo:paragraph-rsid="00036e17" fo:background-color="#ffffff" style:font-size-asian="10pt" style:font-weight-asian="bold" style:font-size-complex="10pt" style:font-weight-complex="bold"/>
    </style:style>
    <style:style style:name="P2" style:family="paragraph" style:parent-style-name="Preformatted_20_Text">
      <style:text-properties fo:color="#000000" style:font-name="Arial" fo:font-size="10pt" fo:font-weight="normal" officeooo:rsid="002a98c2" officeooo:paragraph-rsid="0003fc07" fo:background-color="#ffffff" style:font-size-asian="10pt" style:font-weight-asian="normal" style:font-size-complex="10pt" style:font-weight-complex="normal"/>
    </style:style>
    <style:style style:name="P3" style:family="paragraph" style:parent-style-name="Preformatted_20_Text">
      <style:text-properties fo:color="#000000" style:font-name="Arial" fo:font-size="10pt" fo:font-weight="normal" officeooo:rsid="0093ff0f" officeooo:paragraph-rsid="0003fc07" fo:background-color="#ffffff" style:font-size-asian="10pt" style:font-weight-asian="normal" style:font-size-complex="10pt" style:font-weight-complex="normal"/>
    </style:style>
    <style:style style:name="P4" style:family="paragraph" style:parent-style-name="Preformatted_20_Text">
      <style:text-properties fo:color="#000000" style:font-name="Arial" fo:font-size="10pt" fo:font-weight="normal" officeooo:rsid="0094e71e" officeooo:paragraph-rsid="0003fc07" fo:background-color="#ffffff" style:font-size-asian="10pt" style:font-weight-asian="normal" style:font-size-complex="10pt" style:font-weight-complex="normal"/>
    </style:style>
    <style:style style:name="P5" style:family="paragraph" style:parent-style-name="Preformatted_20_Text">
      <style:text-properties fo:color="#000000" style:font-name="Arial" fo:font-size="10pt" fo:font-weight="normal" officeooo:rsid="0082cb59" officeooo:paragraph-rsid="0003fc07" fo:background-color="#ffffff" style:font-size-asian="10pt" style:font-weight-asian="normal" style:font-size-complex="10pt" style:font-weight-complex="normal"/>
    </style:style>
    <style:style style:name="P6" style:family="paragraph" style:parent-style-name="Preformatted_20_Text">
      <style:text-properties fo:color="#000000" style:font-name="Arial" fo:font-size="10pt" fo:font-weight="normal" officeooo:rsid="00a75f3f" officeooo:paragraph-rsid="0003fc07" fo:background-color="#ffffff" style:font-size-asian="10pt" style:font-weight-asian="normal" style:font-size-complex="10pt" style:font-weight-complex="normal"/>
    </style:style>
    <style:style style:name="P7" style:family="paragraph" style:parent-style-name="Preformatted_20_Text">
      <style:text-properties fo:color="#000000" style:font-name="Arial" fo:font-size="10pt" fo:font-weight="normal" officeooo:rsid="00a8f972" officeooo:paragraph-rsid="0003fc07" fo:background-color="#ffffff" style:font-size-asian="10pt" style:font-weight-asian="normal" style:font-size-complex="10pt" style:font-weight-complex="normal"/>
    </style:style>
    <style:style style:name="P8" style:family="paragraph" style:parent-style-name="Preformatted_20_Text">
      <style:text-properties fo:color="#000000" style:font-name="Arial" fo:font-size="10pt" fo:font-weight="normal" officeooo:rsid="00acfed6" officeooo:paragraph-rsid="0003fc07" fo:background-color="#ffffff" style:font-size-asian="10pt" style:font-weight-asian="normal" style:font-size-complex="10pt" style:font-weight-complex="normal"/>
    </style:style>
    <style:style style:name="P9" style:family="paragraph" style:parent-style-name="Preformatted_20_Text">
      <style:text-properties fo:color="#000000" style:font-name="Arial" fo:font-size="10pt" fo:font-weight="normal" officeooo:rsid="00aed758" officeooo:paragraph-rsid="0003fc07" fo:background-color="#ffffff" style:font-size-asian="10pt" style:font-weight-asian="normal" style:font-size-complex="10pt" style:font-weight-complex="normal"/>
    </style:style>
    <style:style style:name="P10" style:family="paragraph" style:parent-style-name="Preformatted_20_Text">
      <style:text-properties fo:color="#000000" style:font-name="Arial" fo:font-size="10pt" fo:font-weight="normal" officeooo:rsid="0096ab79" officeooo:paragraph-rsid="0003fc07" fo:background-color="#ffffff" style:font-size-asian="10pt" style:font-weight-asian="normal" style:font-size-complex="10pt" style:font-weight-complex="normal"/>
    </style:style>
    <style:style style:name="P11" style:family="paragraph" style:parent-style-name="Preformatted_20_Text">
      <style:text-properties fo:color="#000000" style:font-name="Arial" fo:font-size="10pt" fo:font-weight="normal" officeooo:rsid="00984d70" officeooo:paragraph-rsid="0003fc07" fo:background-color="#ffffff" style:font-size-asian="10pt" style:font-weight-asian="normal" style:font-size-complex="10pt" style:font-weight-complex="normal"/>
    </style:style>
    <style:style style:name="P12" style:family="paragraph" style:parent-style-name="Preformatted_20_Text">
      <style:text-properties fo:color="#000000" style:font-name="Arial" fo:font-size="10pt" fo:font-weight="normal" officeooo:rsid="00997568" officeooo:paragraph-rsid="0003fc07" fo:background-color="#ffffff" style:font-size-asian="10pt" style:font-weight-asian="normal" style:font-size-complex="10pt" style:font-weight-complex="normal"/>
    </style:style>
    <style:style style:name="P13" style:family="paragraph" style:parent-style-name="Preformatted_20_Text">
      <style:text-properties fo:color="#000000" style:font-name="Arial" fo:font-size="10pt" fo:font-weight="normal" officeooo:rsid="009aacc2" officeooo:paragraph-rsid="0003fc07" fo:background-color="#ffffff" style:font-size-asian="10pt" style:font-weight-asian="normal" style:font-size-complex="10pt" style:font-weight-complex="normal"/>
    </style:style>
    <style:style style:name="P14" style:family="paragraph" style:parent-style-name="Preformatted_20_Text">
      <style:text-properties fo:color="#000000" style:font-name="Arial" fo:font-size="10pt" fo:font-weight="normal" officeooo:rsid="0027d0fc" officeooo:paragraph-rsid="0003fc07" fo:background-color="#ffffff" style:font-size-asian="10pt" style:font-weight-asian="normal" style:font-size-complex="10pt" style:font-weight-complex="normal"/>
    </style:style>
    <style:style style:name="P15" style:family="paragraph" style:parent-style-name="Preformatted_20_Text">
      <style:text-properties fo:color="#000000" style:font-name="Arial" fo:font-size="10pt" fo:font-weight="normal" officeooo:rsid="009e8c75" officeooo:paragraph-rsid="0003fc07" fo:background-color="#ffffff" style:font-size-asian="10pt" style:font-weight-asian="normal" style:font-size-complex="10pt" style:font-weight-complex="normal"/>
    </style:style>
    <style:style style:name="P16" style:family="paragraph" style:parent-style-name="Preformatted_20_Text">
      <style:text-properties fo:color="#000000" style:font-name="Arial" fo:font-size="10pt" fo:font-weight="normal" officeooo:rsid="009f9c90" officeooo:paragraph-rsid="0003fc07" fo:background-color="#ffffff" style:font-size-asian="10pt" style:font-weight-asian="normal" style:font-size-complex="10pt" style:font-weight-complex="normal"/>
    </style:style>
    <style:style style:name="P17" style:family="paragraph" style:parent-style-name="Preformatted_20_Text">
      <style:text-properties fo:color="#000000" style:font-name="Arial" fo:font-size="10pt" fo:font-weight="normal" officeooo:rsid="00a44a5d" officeooo:paragraph-rsid="0003fc07" fo:background-color="#ffffff" style:font-size-asian="10pt" style:font-weight-asian="normal" style:font-size-complex="10pt" style:font-weight-complex="normal"/>
    </style:style>
    <style:style style:name="P18" style:family="paragraph" style:parent-style-name="Preformatted_20_Text">
      <style:text-properties fo:color="#000000" style:font-name="Arial" fo:font-size="10pt" fo:font-weight="bold" officeooo:rsid="0082cb59" officeooo:paragraph-rsid="0003fc07" fo:background-color="#ffffff" style:font-size-asian="10pt" style:font-weight-asian="bold" style:font-size-complex="10pt" style:font-weight-complex="bold"/>
    </style:style>
    <style:style style:name="P19" style:family="paragraph" style:parent-style-name="Preformatted_20_Text">
      <style:text-properties fo:color="#000000" style:font-name="Arial" fo:font-size="10pt" fo:font-weight="bold" officeooo:rsid="0093ff0f" officeooo:paragraph-rsid="0003fc07" fo:background-color="#ffffff" style:font-size-asian="10pt" style:font-weight-asian="bold" style:font-size-complex="10pt" style:font-weight-complex="bold"/>
    </style:style>
    <style:style style:name="T1" style:family="text">
      <style:text-properties officeooo:rsid="00036e17"/>
    </style:style>
    <style:style style:name="T2" style:family="text">
      <style:text-properties officeooo:rsid="0083033b"/>
    </style:style>
    <style:style style:name="T3" style:family="text">
      <style:text-properties officeooo:rsid="00a4731b"/>
    </style:style>
    <style:style style:name="T4" style:family="text">
      <style:text-properties officeooo:rsid="00984d70"/>
    </style:style>
    <style:style style:name="T5" style:family="text">
      <style:text-properties officeooo:rsid="00a4d7cd"/>
    </style:style>
    <style:style style:name="T6" style:family="text">
      <style:text-properties officeooo:rsid="00a6e482"/>
    </style:style>
    <style:style style:name="T7" style:family="text">
      <style:text-properties officeooo:rsid="00a75f3f"/>
    </style:style>
    <style:style style:name="T8" style:family="text">
      <style:text-properties officeooo:rsid="0027d0fc"/>
    </style:style>
    <style:style style:name="T9" style:family="text">
      <style:text-properties officeooo:rsid="00a8f972"/>
    </style:style>
    <style:style style:name="T10" style:family="text">
      <style:text-properties officeooo:rsid="00a7c827"/>
    </style:style>
    <style:style style:name="T11" style:family="text">
      <style:text-properties officeooo:rsid="00acfed6"/>
    </style:style>
    <style:style style:name="T12" style:family="text">
      <style:text-properties officeooo:rsid="0096194c"/>
    </style:style>
    <style:style style:name="T13" style:family="text">
      <style:text-properties officeooo:rsid="00997568"/>
    </style:style>
    <style:style style:name="T14" style:family="text">
      <style:text-properties officeooo:rsid="009b6010"/>
    </style:style>
    <style:style style:name="T15" style:family="text">
      <style:text-properties officeooo:rsid="0094e71e"/>
    </style:style>
    <style:style style:name="T16" style:family="text">
      <style:text-properties officeooo:rsid="009c54e7"/>
    </style:style>
    <style:style style:name="T17" style:family="text">
      <style:text-properties officeooo:rsid="009e8c75"/>
    </style:style>
    <style:style style:name="T18" style:family="text">
      <style:text-properties officeooo:rsid="00a19278"/>
    </style:style>
    <style:style style:name="T19" style:family="text">
      <style:text-properties officeooo:rsid="00a44a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oryline A<text:span text:style-name="T1">b</text:span>: Tedder begleitet <text:span text:style-name="T1">den Ork Uruknorg</text:span></text:p>
      <text:p text:style-name="P1"/>
      <text:p text:style-name="P1"/>
      <text:p text:style-name="P1"/>
      <text:p text:style-name="P18">Episode 6: Blutbad</text:p>
      <text:p text:style-name="P19"/>
      <text:p text:style-name="P4">Gemeinsam mit den Soldaten von Uruknorg und meinen Skeletten marschieren wir in Richtung Südosten. Der Wolfsreiter, der uns die Nachricht des Überfalls von Disgusburg überbrachte, sagte, es wären 2 Tagesmärsche – Doch die Orks <text:span text:style-name="T12">sind</text:span> müde nach dem hart errungenen Sieg gegen Nekromant und diesen seltsamen Menschenreiter Wickbert. Es wird vermutlich etwas länger als 2 Tage dauern.</text:p>
      <text:p text:style-name="P18"/>
      <text:p text:style-name="P10">Als ich Uruknorg frage, wie er über meine Auferstehung zu Wissen kam, erzählt er mir, wie seine Armee westlich des Stillen Waldes ein paar umherstreifende Elfen gefangen nahm, um zu ergründen, was General Disgustus dazu bewegte, den Frieden in einer derartigen Weise, nämlich die Aurlöschung meines ehemaligen Volkes, zu brechen.</text:p>
      <text:p text:style-name="P10"/>
      <text:p text:style-name="P11">Ich bereue eines mit meiner Entscheidung, Nekromant mit den Orks verraten zu haben. Er war wirklich verrückt. Wahnsinnig. Ugoki und ich vermissen seine wirklich abstoßenden Verhaltensweisen und Kommentare rein-gar-überhaupt-nicht. <text:span text:style-name="T3">Außerdem kann er mich nicht mehr damit nerven zu versuchen, mir sein Buch zu verkaufen.</text:span> <text:span text:style-name="T13">All das beiseite, er hat mir mit der Nekromantie wirklich sehr geholfen. Wenn nicht sogar komplett. Ich habe keinerlei Ideen, in welcher Weise ich meine Künste in der Totenbeschwörung ausweiten könnte. Ich werde mich wohl mit axtschwingenden, bogenschießenden und Skelettpferde reitenden Skelette zufrieden geben.</text:span></text:p>
      <text:p text:style-name="P11"/>
      <text:p text:style-name="P12">Uruknorg beobachtet meine verzweifelten Versuche, etwas anderes als Skelette aus den aufzufindenden Leichen und derer, die wir aus dem letzten Schlachtfeld mit uns nahmen, zu beschwören. Er bietet mir an, mir einen Teil seiner Horde zur Verfügung zu stellen. Er stellt mir einige äußerst brutal aussehende, orkische Krieger vor. Auf einen Vorschlag von Ugoki hin entscheide ich mich für die schlicht gekleideten Attentäter. Ugoki findet, dass sie vom Äußeren noch am besten zu unserer Skelettarmee passen.</text:p>
      <text:p text:style-name="P11"/>
      <text:p text:style-name="P13">Neben allem verfällt Ugoki mittlerweile auch in eine Art Wahnsinn. Jedoch, glücklicherweise, eine andere Art der Verrücktheit als die, die sich bei Nekromant zeigte. Er ist die ganze Zeit mit Rachegedanken beschäftigt. Wie wir General Disgustus bis zu Selbstmordgedanken treiben werden. Ich möchte keine seiner Worte wiederholen, da sie weit über das Böse hinaus gehen.</text:p>
      <text:p text:style-name="P11"/>
      <text:p text:style-name="P12">Wie erwartet dauerte es keine 2 Tage, sondern knappe 3 Tage, bis wir südöstlich vo<text:span text:style-name="T14">r</text:span> uns ein großes Lager sehen, nicht all zu weit entfernt von uns. <text:span text:style-name="T15">Es </text:span>steht <text:span text:style-name="T15">nun </text:span>ein zweiter Streich gegen die Streitkräfte von General Disgustus bevor, was Ugokis und meine Stimmung um einiges heben wird. Wenn wir hier fertig sind werden wir nach Norden in Disgusburg einmarschieren und alle Soldaten sowie ihre Frauen und Kinder bis zum Tode foltern. Das wird den skelettigen Teil meiner Armee um einen guten Anteil vergrößern.</text:p>
      <text:p text:style-name="P14"/>
      <text:p text:style-name="P14">--- Am Anfang des Szenarios…</text:p>
      <text:p text:style-name="P14"/>
      <text:p text:style-name="P14">--- Im <text:span text:style-name="T16">Westen sind Tedders und Uruknorgs Armeen, im Südosten ist ein großes Lager von Orks, die von Menschen belagert sind. Im Nordosten ist ein Lager der Menschen, ein Offozier, geschickt von General Disgustus</text:span></text:p>
      <text:p text:style-name="P14"/>
      <text:p text:style-name="P14">--- <text:span text:style-name="T17">Namen: Dal‘Falar (Ein Orkskriegsherr in der belagerten Orkfestung), Sicktus (der menschliche Offizier, der die Belagerung kontrolliert)</text:span></text:p>
      <text:p text:style-name="P14"/>
      <text:p text:style-name="P15">Uruknorg: „Wer seid ihr menschlichen Klappergestelle, dass ihr denkt, euch mit mir, Uruknorg, Sohn von Kapou‘e, Sohn des Schwarzauge Karun, anzulegen? Einen Becher aus eurem Schädel werde ich machen, wie mein Vater zuvor es mit seinen Gegnern tat!“</text:p>
      <text:p text:style-name="P15"/>
      <text:p text:style-name="P15">Sicktus: „Pah! Hört auf zu belagern – Fangt an zu töten, Männer! Köpft danach diesen orkischen Wichtigtuer Uruknorg!“</text:p>
      <text:p text:style-name="P15"/>
      <text:p text:style-name="P15">Ugoki: „Das wird ein Spaß.“</text:p>
      <text:p text:style-name="P15"/>
      <text:p text:style-name="P16">Tedder: „<text:span text:style-name="T17"> Ein kleiner Vorgeschmack zu dem, was wir General Disgustus antun werden.</text:span>“</text:p>
      <text:p text:style-name="P16"/>
      <text:p text:style-name="P16">--- <text:span text:style-name="T18">Ziel: Töte alle gegnerischen Einheiten, nicht nur den Offizier Sicktus, sondern auch alle Menschen die das Orklager belagern. Es darf keine Überlebenden geben in diesem Szenario. Darum auch „Blutbad“ der Name</text:span></text:p>
      <text:p text:style-name="P16"><text:soft-page-break/></text:p>
      <text:p text:style-name="P16">--- <text:span text:style-name="T19">Wenn Sicktus und seine gesamten Einheiten vernichtet sind…</text:span></text:p>
      <text:p text:style-name="P16"/>
      <text:p text:style-name="P17">Uruknorg: „Ich danke dir, Tedder, dass du mir geholfen hast. Ich weiß, es war keine leichte Entscheidung, mir hier Hilfe zu leisten, während die letzten überlebenden Trolle deines Stammes im Norden noch in Sklaverei leben. Solltest du oder Freunde von dir jemals Hilfe benötigen, ich werde dir mit allen Mitteln die mir zur Verfügung stehen zur Seite stehen.“</text:p>
      <text:p text:style-name="P17"/>
      <text:p text:style-name="P17">Tedder: „Gar keine Ursache. Wenn du Lust hast, darfst du mich gerne noch ein Stückchen nach Norden begleiten. Ugoki und ich werden keinen Tag mehr ruhen bis der Kopf von General Disgustus weit weg von seinem Körper aufgespießt wurde.“</text:p>
      <text:p text:style-name="P17"/>
      <text:p text:style-name="P17">Uruknorg: „So sei 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4:38:07.911000000</meta:creation-date>
    <meta:generator>LibreOffice/5.4.6.2$Windows_X86_64 LibreOffice_project/4014ce260a04f1026ba855d3b8d91541c224eab8</meta:generator>
    <dc:date>2018-05-22T04:43:50.399000000</dc:date>
    <meta:editing-duration>PT5M41S</meta:editing-duration>
    <meta:editing-cycles>2</meta:editing-cycles>
    <meta:document-statistic meta:table-count="0" meta:image-count="0" meta:object-count="0" meta:page-count="2" meta:paragraph-count="20" meta:word-count="691" meta:character-count="4529" meta:non-whitespace-character-count="3856"/>
  </office:meta>
</office:document-meta>
</file>